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Comma" style:data-style-name="N61"/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" style:family="table-cell" style:parent-style-name="Comma" style:data-style-name="N61">
      <style:table-cell-properties fo:border-top="thin solid #000000" fo:border-bottom="none" fo:border-left="thin solid #000000" fo:border-right="thin solid #000000"/>
    </style:style>
    <style:style style:name="ce13" style:family="table-cell" style:parent-style-name="Comma" style:data-style-name="N61">
      <style:table-cell-properties fo:border-top="none" fo:border-bottom="none" fo:border-left="thin solid #000000" fo:border-right="thin solid #000000"/>
    </style:style>
    <style:style style:name="ce14" style:family="table-cell" style:parent-style-name="Comma" style:data-style-name="N61">
      <style:table-cell-properties fo:border-top="none" fo:border-bottom="thin solid #000000" fo:border-left="thin solid #000000" fo:border-right="thin solid #000000"/>
    </style:style>
    <style:style style:name="ce15" style:family="table-cell" style:parent-style-name="Comma" style:data-style-name="N61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Comma" style:data-style-name="N35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9" style:family="table-cell" style:parent-style-name="Comma" style:data-style-name="N35">
      <style:table-cell-properties fo:border-top="thin solid #000000" fo:border-bottom="thin solid #000000" fo:border-left="thin solid #000000" fo:border-right="none"/>
    </style:style>
    <style:style style:name="ce20" style:family="table-cell" style:parent-style-name="Percent" style:data-style-name="N13">
      <style:table-cell-properties fo:border-top="none" fo:border-bottom="none" fo:border-left="thin solid #000000" fo:border-right="thin solid #000000"/>
    </style:style>
    <style:style style:name="ce21" style:family="table-cell" style:parent-style-name="Percent" style:data-style-name="N13">
      <style:table-cell-properties fo:border="thin solid #000000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1" style:family="table-cell" style:parent-style-name="Comma" style:data-style-name="N61">
      <style:table-cell-properties fo:border-top="thin solid #000000" fo:border-bottom="none" fo:border-left="none" fo:border-right="thin solid #000000"/>
    </style:style>
    <style:style style:name="ce32" style:family="table-cell" style:parent-style-name="Comma" style:data-style-name="N61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4" style:family="table-cell" style:parent-style-name="Comma" style:data-style-name="N61">
      <style:table-cell-properties fo:border-top="none" fo:border-bottom="thin solid #000000" fo:border-left="none" fo:border-right="thin solid #000000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non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40" style:family="table-cell" style:parent-style-name="Default" style:data-style-name="N63">
      <style:table-cell-properties fo:border-top="none" fo:border-bottom="2pt solid #000000" fo:border-left="none" fo:border-right="none"/>
    </style:style>
    <style:style style:name="ce41" style:family="table-cell" style:parent-style-name="Default" style:data-style-name="N63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879791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number-columns-repeated="16384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">
            <text:p>Humanitarian funding to Malawi by don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">
            <text:p>Development Initiatives based on UN OCHA FTS. Data downloaded on 11 April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onor</text:p>
          </table:table-cell>
          <table:table-cell office:value-type="string" table:style-name="ce2">
            <text:p>Total</text:p>
          </table:table-cell>
          <table:table-cell office:value-type="string" table:style-name="ce16">
            <text:p>US$m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0" draw:style-name="a0" draw:name="Chart 2" svg:x="0.0625in" svg:y="0in" svg:width="5in" svg:height="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Japan</text:p>
          </table:table-cell>
          <table:table-cell office:value-type="float" office:value="2300000" table:style-name="ce9">
            <text:p>2300000</text:p>
          </table:table-cell>
          <table:table-cell office:value-type="float" office:value="2.2999999999999998" table:formula="msoxl:=C5/1000000" table:style-name="ce12">
            <text:p><text:s/>2.3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Canada</text:p>
          </table:table-cell>
          <table:table-cell office:value-type="float" office:value="2139800" table:style-name="ce10">
            <text:p>2139800</text:p>
          </table:table-cell>
          <table:table-cell office:value-type="float" office:value="2.1398000000000001" table:formula="msoxl:=C6/1000000" table:style-name="ce13">
            <text:p><text:s/>2.1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Various Donors<text:s/></text:p>
          </table:table-cell>
          <table:table-cell office:value-type="float" office:value="1771525" table:style-name="ce10">
            <text:p>1771525</text:p>
          </table:table-cell>
          <table:table-cell office:value-type="float" office:value="1.771525" table:formula="msoxl:=C7/1000000" table:style-name="ce13">
            <text:p><text:s/>1.8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ECHO</text:p>
          </table:table-cell>
          <table:table-cell office:value-type="float" office:value="1699561" table:style-name="ce10">
            <text:p>1699561</text:p>
          </table:table-cell>
          <table:table-cell office:value-type="float" office:value="1.6995610000000001" table:formula="msoxl:=C8/1000000" table:style-name="ce13">
            <text:p><text:s/>1.7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US</text:p>
          </table:table-cell>
          <table:table-cell office:value-type="float" office:value="900000" table:style-name="ce10">
            <text:p>900000</text:p>
          </table:table-cell>
          <table:table-cell office:value-type="float" office:value="0.9" table:formula="msoxl:=C9/1000000" table:style-name="ce13">
            <text:p><text:s/>0.9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Denmark</text:p>
          </table:table-cell>
          <table:table-cell office:value-type="float" office:value="645827" table:style-name="ce10">
            <text:p>645827</text:p>
          </table:table-cell>
          <table:table-cell office:value-type="float" office:value="0.64582700000000004" table:formula="msoxl:=C10/1000000" table:style-name="ce13">
            <text:p><text:s/>0.6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Sweden</text:p>
          </table:table-cell>
          <table:table-cell office:value-type="float" office:value="629426" table:style-name="ce10">
            <text:p>629426</text:p>
          </table:table-cell>
          <table:table-cell office:value-type="float" office:value="0.62942600000000004" table:formula="msoxl:=C11/1000000" table:style-name="ce13">
            <text:p><text:s/>0.6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Grand Total</text:p>
          </table:table-cell>
          <table:table-cell office:value-type="float" office:value="10086139" table:style-name="ce11">
            <text:p>10086139</text:p>
          </table:table-cell>
          <table:table-cell office:value-type="float" office:value="10.086138999999999" table:formula="msoxl:=C12/1000000" table:style-name="ce17">
            <text:p><text:s/>10.09<text:s/>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Fig_2" table:style-name="ta1">
        <table:table-column table:style-name="co1" table:number-columns-repeated="16384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">
            <text:p>Humanitarian funding to Malawi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">
            <text:p>Development Initiatives based on UN OCHA FTS. Data downloaded on 11 April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xmlns:presentation="urn:oasis:names:tc:opendocument:xmlns:presentation:1.0" draw:z-index="1" draw:id="id1" draw:style-name="a1" draw:name="Chart 2" svg:x="0.375in" svg:y="0.09375in" svg:width="5in" svg:height="3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2">
            <text:p>IASC Standard Sector</text:p>
          </table:table-cell>
          <table:table-cell office:value-type="string" table:style-name="ce2">
            <text:p>Total</text:p>
          </table:table-cell>
          <table:table-cell office:value-type="string" table:style-name="ce18">
            <text:p>US$</text:p>
          </table:table-cell>
          <table:table-cell office:value-type="string" table:style-name="ce8">
            <text:p>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Coordination and support services</text:p>
          </table:table-cell>
          <table:table-cell office:value-type="float" office:value="1699561" table:style-name="ce5">
            <text:p>1699561</text:p>
          </table:table-cell>
          <table:table-cell office:value-type="float" office:value="1.6995610000000001" table:formula="msoxl:=C6/1000000" table:style-name="ce7">
            <text:p><text:s/>1.7<text:s/></text:p>
          </table:table-cell>
          <table:table-cell office:value-type="percentage" office:value="0.16850461807040334" table:formula="msoxl:=C6/$C$11" table:style-name="ce20">
            <text:p>17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Food</text:p>
          </table:table-cell>
          <table:table-cell office:value-type="float" office:value="3405164" table:style-name="ce6">
            <text:p>3405164</text:p>
          </table:table-cell>
          <table:table-cell office:value-type="float" office:value="3.4051640000000001" table:formula="msoxl:=C7/1000000" table:style-name="ce7">
            <text:p><text:s/>3.4<text:s/></text:p>
          </table:table-cell>
          <table:table-cell office:value-type="percentage" office:value="0.33760827607075411" table:formula="msoxl:=C7/$C$11" table:style-name="ce20">
            <text:p>3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Health</text:p>
          </table:table-cell>
          <table:table-cell office:value-type="float" office:value="4071525" table:style-name="ce6">
            <text:p>4071525</text:p>
          </table:table-cell>
          <table:table-cell office:value-type="float" office:value="4.0715250000000003" table:formula="msoxl:=C8/1000000" table:style-name="ce7">
            <text:p><text:s/>4.1<text:s/></text:p>
          </table:table-cell>
          <table:table-cell office:value-type="percentage" office:value="0.40367528149274962" table:formula="msoxl:=C8/$C$11" table:style-name="ce20">
            <text:p>40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Protection/Human rights/Rule of law</text:p>
          </table:table-cell>
          <table:table-cell office:value-type="float" office:value="498898" table:style-name="ce6">
            <text:p>498898</text:p>
          </table:table-cell>
          <table:table-cell office:value-type="float" office:value="0.49889800000000001" table:formula="msoxl:=C9/1000000" table:style-name="ce7">
            <text:p><text:s/>0.5<text:s/></text:p>
          </table:table-cell>
          <table:table-cell office:value-type="percentage" office:value="4.9463724424182537E-2" table:formula="msoxl:=C9/$C$11" table:style-name="ce20">
            <text:p>5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">
            <text:p>Sector not yet specified</text:p>
          </table:table-cell>
          <table:table-cell office:value-type="float" office:value="410991" table:style-name="ce6">
            <text:p>410991</text:p>
          </table:table-cell>
          <table:table-cell office:value-type="float" office:value="0.410991" table:formula="msoxl:=C10/1000000" table:style-name="ce7">
            <text:p><text:s/>0.4<text:s/></text:p>
          </table:table-cell>
          <table:table-cell office:value-type="percentage" office:value="4.0748099941910379E-2" table:formula="msoxl:=C10/$C$11" table:style-name="ce20">
            <text:p>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">
            <text:p>Grand Total</text:p>
          </table:table-cell>
          <table:table-cell office:value-type="float" office:value="10086139" table:style-name="ce11">
            <text:p>10086139</text:p>
          </table:table-cell>
          <table:table-cell office:value-type="float" office:value="10.086138999999999" table:formula="msoxl:=C11/1000000" table:style-name="ce19">
            <text:p><text:s/>10.09<text:s/></text:p>
          </table:table-cell>
          <table:table-cell office:value-type="percentage" office:value="1" table:formula="msoxl:=C11/$C$11" table:style-name="ce21">
            <text:p>100%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Fig_3" table:style-name="ta1">
        <table:table-column table:style-name="co1" table:number-columns-repeated="16384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">
            <text:p>Humanitarian funding to Malawi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">
            <text:p>Development Initiatives based on UN OCHA FTS. Data downloaded on 11 April 2016.</text:p>
          </table:table-cell>
          <table:table-cell table:number-columns-repeated="16382" table:style-name="ce1"/>
        </table:table-row>
        <table:table-row table:style-name="ro1">
          <table:table-cell table:number-columns-repeated="5" table:style-name="ce1"/>
          <table:table-cell table:style-name="ce1">
            <draw:frame xmlns:presentation="urn:oasis:names:tc:opendocument:xmlns:presentation:1.0" draw:z-index="1" draw:id="id2" draw:style-name="a2" draw:name="Chart 1" svg:x="0.3125in" svg:y="0.07292in" svg:width="5in" svg:height="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ppealing Agency <text:s/>type</text:p>
          </table:table-cell>
          <table:table-cell office:value-type="string" table:style-name="ce2">
            <text:p>Total</text:p>
          </table:table-cell>
          <table:table-cell office:value-type="string" table:style-name="ce8">
            <text:p>US$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NGOs</text:p>
          </table:table-cell>
          <table:table-cell office:value-type="float" office:value="1379425" table:style-name="ce9">
            <text:p>1379425</text:p>
          </table:table-cell>
          <table:table-cell office:value-type="float" office:value="1.3794249999999999" table:formula="msoxl:=C6/1000000" table:style-name="ce13">
            <text:p><text:s/>1.4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Red Cross / Red Crescent</text:p>
          </table:table-cell>
          <table:table-cell office:value-type="float" office:value="1096491" table:style-name="ce10">
            <text:p>1096491</text:p>
          </table:table-cell>
          <table:table-cell office:value-type="float" office:value="1.0964910000000001" table:formula="msoxl:=C7/1000000" table:style-name="ce13">
            <text:p><text:s/>1.1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3">
            <text:p>UN Agencies</text:p>
          </table:table-cell>
          <table:table-cell office:value-type="float" office:value="7610223" table:style-name="ce10">
            <text:p>7610223</text:p>
          </table:table-cell>
          <table:table-cell office:value-type="float" office:value="7.6102230000000004" table:formula="msoxl:=C8/1000000" table:style-name="ce13">
            <text:p><text:s/>7.6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Grand Total</text:p>
          </table:table-cell>
          <table:table-cell office:value-type="float" office:value="10086139" table:style-name="ce11">
            <text:p>10086139</text:p>
          </table:table-cell>
          <table:table-cell office:value-type="float" office:value="10.086138999999999" table:formula="msoxl:=C9/1000000" table:style-name="ce17">
            <text:p><text:s/>10.09<text:s/>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Fig_4" table:style-name="ta1">
        <table:table-column table:style-name="co1" table:number-columns-repeated="16384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">
            <text:p>Humanitarian funding to Malawi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">
            <text:p>Development Initiatives based on UN OCHA FTS. Data downloaded on 11 April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xmlns:presentation="urn:oasis:names:tc:opendocument:xmlns:presentation:1.0" draw:z-index="1" draw:id="id3" draw:style-name="a3" draw:name="Chart 1" svg:x="0.125in" svg:y="0.125in" svg:width="5in" svg:height="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2012" table:style-name="ce2">
            <text:p>2012</text:p>
          </table:table-cell>
          <table:table-cell office:value-type="float" office:value="45453194" table:style-name="ce9">
            <text:p>45453194</text:p>
          </table:table-cell>
          <table:table-cell office:value-type="float" office:value="45.453194000000003" table:formula="msoxl:=C5/1000000" table:style-name="ce12">
            <text:p><text:s/>45.5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3" table:style-name="ce3">
            <text:p>2013</text:p>
          </table:table-cell>
          <table:table-cell office:value-type="float" office:value="84146050" table:style-name="ce10">
            <text:p>84146050</text:p>
          </table:table-cell>
          <table:table-cell office:value-type="float" office:value="84.146050000000002" table:formula="msoxl:=C6/1000000" table:style-name="ce13">
            <text:p><text:s/>84.1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4" table:style-name="ce3">
            <text:p>2014</text:p>
          </table:table-cell>
          <table:table-cell office:value-type="float" office:value="24847618" table:style-name="ce10">
            <text:p>24847618</text:p>
          </table:table-cell>
          <table:table-cell office:value-type="float" office:value="24.847618000000001" table:formula="msoxl:=C7/1000000" table:style-name="ce13">
            <text:p><text:s/>24.8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5" table:style-name="ce3">
            <text:p>2015</text:p>
          </table:table-cell>
          <table:table-cell office:value-type="float" office:value="66635082" table:style-name="ce10">
            <text:p>66635082</text:p>
          </table:table-cell>
          <table:table-cell office:value-type="float" office:value="66.635081999999997" table:formula="msoxl:=C8/1000000" table:style-name="ce13">
            <text:p><text:s/>66.6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016" table:style-name="ce3">
            <text:p>2016</text:p>
          </table:table-cell>
          <table:table-cell office:value-type="float" office:value="10086139" table:style-name="ce10">
            <text:p>10086139</text:p>
          </table:table-cell>
          <table:table-cell office:value-type="float" office:value="10.086138999999999" table:formula="msoxl:=C9/1000000" table:style-name="ce13">
            <text:p><text:s/>10.1<text:s/>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">
            <text:p>Grand Total</text:p>
          </table:table-cell>
          <table:table-cell office:value-type="float" office:value="231168083" table:style-name="ce11">
            <text:p>231168083</text:p>
          </table:table-cell>
          <table:table-cell office:value-type="float" office:value="231.168083" table:formula="msoxl:=C10/1000000" table:style-name="ce15">
            <text:p><text:s/>231.2<text:s/>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Fig_5" table:style-name="ta2">
        <table:table-column table:style-name="co1" table:number-columns-repeated="16384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">
            <text:p>Official Development Assistance (ODA) to Malawi, 2010-20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">
            <text:p>OECD DAC 2a table. Data downloaded on 12 April 2015.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Notes:</text:p>
          </table:table-cell>
          <table:table-cell office:value-type="string" table:style-name="ce1">
            <text:p>Data is in constant prices (2013)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Dataset: Aid (ODA) disbursements to countries and regions [DAC2a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nor</text:p>
          </table:table-cell>
          <table:table-cell table:style-name="ce1"/>
          <table:table-cell office:value-type="string" table:style-name="ce1">
            <text:p>DAC Countries, Tot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d type</text:p>
          </table:table-cell>
          <table:table-cell table:style-name="ce1"/>
          <table:table-cell office:value-type="string" table:style-name="ce1">
            <text:p>Memo: ODA Total, Gross disburse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mount type</text:p>
          </table:table-cell>
          <table:table-cell table:style-name="ce1"/>
          <table:table-cell office:value-type="string" table:style-name="ce1">
            <text:p>Constant Pric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rt</text:p>
          </table:table-cell>
          <table:table-cell table:style-name="ce1"/>
          <table:table-cell office:value-type="string" table:style-name="ce1">
            <text:p>1 : Part I - Developing Countrie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Unit</text:p>
          </table:table-cell>
          <table:table-cell table:style-name="ce1"/>
          <table:table-cell office:value-type="string" table:style-name="ce1">
            <text:p>US Dollar, millions, 201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7">
            <text:p>Year</text:p>
          </table:table-cell>
          <table:table-cell table:style-name="ce38"/>
          <table:table-cell office:value-type="string" table:style-name="ce38">
            <text:p>2005</text:p>
          </table:table-cell>
          <table:table-cell office:value-type="string" table:style-name="ce38">
            <text:p>2006</text:p>
          </table:table-cell>
          <table:table-cell office:value-type="string" table:style-name="ce38">
            <text:p>2007</text:p>
          </table:table-cell>
          <table:table-cell office:value-type="string" table:style-name="ce38">
            <text:p>2008</text:p>
          </table:table-cell>
          <table:table-cell office:value-type="string" table:style-name="ce38">
            <text:p>2009</text:p>
          </table:table-cell>
          <table:table-cell office:value-type="string" table:style-name="ce38">
            <text:p>2010</text:p>
          </table:table-cell>
          <table:table-cell office:value-type="string" table:style-name="ce38">
            <text:p>2011</text:p>
          </table:table-cell>
          <table:table-cell office:value-type="string" table:style-name="ce38">
            <text:p>2012</text:p>
          </table:table-cell>
          <table:table-cell office:value-type="string" table:style-name="ce38">
            <text:p>2013</text:p>
          </table:table-cell>
          <table:table-cell office:value-type="string" table:style-name="ce39">
            <text:p>2014</text:p>
          </table:table-cell>
          <table:table-cell table:number-columns-repeated="16372"/>
        </table:table-row>
        <table:table-row table:style-name="ro2">
          <table:table-cell office:value-type="string" table:style-name="ce35">
            <text:p>Malawi</text:p>
          </table:table-cell>
          <table:table-cell office:value-type="string" table:style-name="ce36">
            <text:p/>
          </table:table-cell>
          <table:table-cell office:value-type="float" office:value="414.03" table:style-name="ce40">
            <text:p>414.0</text:p>
          </table:table-cell>
          <table:table-cell office:value-type="float" office:value="464.69" table:style-name="ce40">
            <text:p>464.7</text:p>
          </table:table-cell>
          <table:table-cell office:value-type="float" office:value="657.18" table:style-name="ce40">
            <text:p>657.2</text:p>
          </table:table-cell>
          <table:table-cell office:value-type="float" office:value="459.65" table:style-name="ce40">
            <text:p>459.7</text:p>
          </table:table-cell>
          <table:table-cell office:value-type="float" office:value="478.99" table:style-name="ce40">
            <text:p>479.0</text:p>
          </table:table-cell>
          <table:table-cell office:value-type="float" office:value="538.49" table:style-name="ce40">
            <text:p>538.5</text:p>
          </table:table-cell>
          <table:table-cell office:value-type="float" office:value="448.51" table:style-name="ce40">
            <text:p>448.5</text:p>
          </table:table-cell>
          <table:table-cell office:value-type="float" office:value="638.78" table:style-name="ce40">
            <text:p>638.8</text:p>
          </table:table-cell>
          <table:table-cell office:value-type="float" office:value="657.33" table:style-name="ce40">
            <text:p>657.3</text:p>
          </table:table-cell>
          <table:table-cell office:value-type="float" office:value="551.08000000000004" table:style-name="ce41">
            <text:p>551.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xmlns:presentation="urn:oasis:names:tc:opendocument:xmlns:presentation:1.0" draw:z-index="1" draw:id="id4" draw:style-name="a4" draw:name="Chart 1" svg:x="0.64583in" svg:y="0.14583in" svg:width="5in" svg:height="3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Fig_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2">
            <text:p>Title:</text:p>
          </table:table-cell>
          <table:table-cell office:value-type="string" table:style-name="ce1">
            <text:p>Humanitarian funding to Malawi by donors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2">
            <text:p>Source:</text:p>
          </table:table-cell>
          <table:table-cell office:value-type="string" table:style-name="ce1">
            <text:p>Development Initiatives based on UN OCHA FTS. Data downloaded on 11 April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style-name="ce23">
            <text:p>Japan</text:p>
          </table:table-cell>
          <table:table-cell office:value-type="float" office:value="4541346" table:style-name="ce30">
            <text:p>4541346</text:p>
          </table:table-cell>
          <table:table-cell office:value-type="float" office:value="4.5413459999999999" table:formula="msoxl:=G4/1000000" table:style-name="ce31">
            <text:p><text:s/>4.5<text:s/>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26">
            <text:p>Private<text:s/></text:p>
          </table:table-cell>
          <table:table-cell office:value-type="float" office:value="8039045" table:style-name="ce29">
            <text:p>8039045</text:p>
          </table:table-cell>
          <table:table-cell office:value-type="float" office:value="8.0390449999999998" table:formula="msoxl:=G5/1000000" table:style-name="ce32">
            <text:p><text:s/>8.0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Donor</text:p>
          </table:table-cell>
          <table:table-cell office:value-type="string" table:style-name="ce24">
            <text:p>Total</text:p>
          </table:table-cell>
          <table:table-cell office:value-type="string" table:style-name="ce8">
            <text:p>US$m</text:p>
          </table:table-cell>
          <table:table-cell table:style-name="ce1"/>
          <table:table-cell office:value-type="string" table:style-name="ce26">
            <text:p>Canada</text:p>
          </table:table-cell>
          <table:table-cell office:value-type="float" office:value="8207192" table:style-name="ce29">
            <text:p>8207192</text:p>
          </table:table-cell>
          <table:table-cell office:value-type="float" office:value="8.2071919999999992" table:formula="msoxl:=G6/1000000" table:style-name="ce32">
            <text:p><text:s/>8.2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5">
            <text:p>US</text:p>
          </table:table-cell>
          <table:table-cell office:value-type="float" office:value="62342699" table:style-name="ce9">
            <text:p>62342699</text:p>
          </table:table-cell>
          <table:table-cell office:value-type="float" office:value="62.342699000000003" table:formula="msoxl:=C7/1000000" table:style-name="ce12">
            <text:p><text:s/>62.3<text:s/></text:p>
          </table:table-cell>
          <table:table-cell table:style-name="ce1"/>
          <table:table-cell office:value-type="string" table:style-name="ce26">
            <text:p>Germany</text:p>
          </table:table-cell>
          <table:table-cell office:value-type="float" office:value="8511809" table:style-name="ce29">
            <text:p>8511809</text:p>
          </table:table-cell>
          <table:table-cell office:value-type="float" office:value="8.5118089999999995" table:formula="msoxl:=G7/1000000" table:style-name="ce32">
            <text:p><text:s/>8.5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UK</text:p>
          </table:table-cell>
          <table:table-cell office:value-type="float" office:value="44153587" table:style-name="ce10">
            <text:p>44153587</text:p>
          </table:table-cell>
          <table:table-cell office:value-type="float" office:value="44.153587000000002" table:formula="msoxl:=C8/1000000" table:style-name="ce13">
            <text:p><text:s/>44.2<text:s/></text:p>
          </table:table-cell>
          <table:table-cell table:style-name="ce1"/>
          <table:table-cell office:value-type="string" table:style-name="ce26">
            <text:p>Malawi</text:p>
          </table:table-cell>
          <table:table-cell office:value-type="float" office:value="8675838" table:style-name="ce29">
            <text:p>8675838</text:p>
          </table:table-cell>
          <table:table-cell office:value-type="float" office:value="8.6758380000000006" table:formula="msoxl:=G8/1000000" table:style-name="ce32">
            <text:p><text:s/>8.7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CERF</text:p>
          </table:table-cell>
          <table:table-cell office:value-type="float" office:value="28194470" table:style-name="ce10">
            <text:p>28194470</text:p>
          </table:table-cell>
          <table:table-cell office:value-type="float" office:value="28.194469999999999" table:formula="msoxl:=C9/1000000" table:style-name="ce13">
            <text:p><text:s/>28.2<text:s/></text:p>
          </table:table-cell>
          <table:table-cell table:style-name="ce1"/>
          <table:table-cell office:value-type="string" table:style-name="ce26">
            <text:p>Norway</text:p>
          </table:table-cell>
          <table:table-cell office:value-type="float" office:value="10815444" table:style-name="ce29">
            <text:p>10815444</text:p>
          </table:table-cell>
          <table:table-cell office:value-type="float" office:value="10.815443999999999" table:formula="msoxl:=G9/1000000" table:style-name="ce32">
            <text:p><text:s/>10.8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ECHO</text:p>
          </table:table-cell>
          <table:table-cell office:value-type="float" office:value="17700437" table:style-name="ce10">
            <text:p>17700437</text:p>
          </table:table-cell>
          <table:table-cell office:value-type="float" office:value="17.700437000000001" table:formula="msoxl:=C10/1000000" table:style-name="ce13">
            <text:p><text:s/>17.7<text:s/></text:p>
          </table:table-cell>
          <table:table-cell table:style-name="ce1"/>
          <table:table-cell office:value-type="string" table:style-name="ce26">
            <text:p>ECHO</text:p>
          </table:table-cell>
          <table:table-cell office:value-type="float" office:value="17700437" table:style-name="ce29">
            <text:p>17700437</text:p>
          </table:table-cell>
          <table:table-cell office:value-type="float" office:value="17.700437000000001" table:formula="msoxl:=G10/1000000" table:style-name="ce32">
            <text:p><text:s/>17.7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Norway</text:p>
          </table:table-cell>
          <table:table-cell office:value-type="float" office:value="10815444" table:style-name="ce10">
            <text:p>10815444</text:p>
          </table:table-cell>
          <table:table-cell office:value-type="float" office:value="10.815443999999999" table:formula="msoxl:=C11/1000000" table:style-name="ce13">
            <text:p><text:s/>10.8<text:s/></text:p>
          </table:table-cell>
          <table:table-cell table:style-name="ce1"/>
          <table:table-cell office:value-type="string" table:style-name="ce26">
            <text:p>CERF</text:p>
          </table:table-cell>
          <table:table-cell office:value-type="float" office:value="28194470" table:style-name="ce29">
            <text:p>28194470</text:p>
          </table:table-cell>
          <table:table-cell office:value-type="float" office:value="28.194469999999999" table:formula="msoxl:=G11/1000000" table:style-name="ce32">
            <text:p><text:s/>28.2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Various Donors (details not yet provided)</text:p>
          </table:table-cell>
          <table:table-cell office:value-type="float" office:value="9446975" table:style-name="ce10">
            <text:p>9446975</text:p>
          </table:table-cell>
          <table:table-cell office:value-type="float" office:value="9.4469750000000001" table:formula="msoxl:=C12/1000000" table:style-name="ce13">
            <text:p><text:s/>9.4<text:s/></text:p>
          </table:table-cell>
          <table:table-cell table:style-name="ce1"/>
          <table:table-cell office:value-type="string" table:style-name="ce26">
            <text:p>UK</text:p>
          </table:table-cell>
          <table:table-cell office:value-type="float" office:value="44153587" table:style-name="ce29">
            <text:p>44153587</text:p>
          </table:table-cell>
          <table:table-cell office:value-type="float" office:value="44.153587000000002" table:formula="msoxl:=G12/1000000" table:style-name="ce32">
            <text:p><text:s/>44.2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Malawi</text:p>
          </table:table-cell>
          <table:table-cell office:value-type="float" office:value="8675838" table:style-name="ce10">
            <text:p>8675838</text:p>
          </table:table-cell>
          <table:table-cell office:value-type="float" office:value="8.6758380000000006" table:formula="msoxl:=C13/1000000" table:style-name="ce13">
            <text:p><text:s/>8.7<text:s/></text:p>
          </table:table-cell>
          <table:table-cell table:style-name="ce1"/>
          <table:table-cell office:value-type="string" table:style-name="ce27">
            <text:p>US</text:p>
          </table:table-cell>
          <table:table-cell office:value-type="float" office:value="62342699" table:style-name="ce33">
            <text:p>62342699</text:p>
          </table:table-cell>
          <table:table-cell office:value-type="float" office:value="62.342699000000003" table:formula="msoxl:=G13/1000000" table:style-name="ce34">
            <text:p><text:s/>62.3<text:s/>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6">
            <text:p>Germany</text:p>
          </table:table-cell>
          <table:table-cell office:value-type="float" office:value="8511809" table:style-name="ce10">
            <text:p>8511809</text:p>
          </table:table-cell>
          <table:table-cell office:value-type="float" office:value="8.5118089999999995" table:formula="msoxl:=C14/1000000" table:style-name="ce13">
            <text:p><text:s/>8.5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6">
            <text:p>Canada</text:p>
          </table:table-cell>
          <table:table-cell office:value-type="float" office:value="8207192" table:style-name="ce10">
            <text:p>8207192</text:p>
          </table:table-cell>
          <table:table-cell office:value-type="float" office:value="8.2071919999999992" table:formula="msoxl:=C15/1000000" table:style-name="ce13">
            <text:p><text:s/>8.2<text:s/></text:p>
          </table:table-cell>
          <table:table-cell table:style-name="ce1">
            <draw:frame xmlns:presentation="urn:oasis:names:tc:opendocument:xmlns:presentation:1.0" draw:z-index="1" draw:id="id5" draw:style-name="a5" draw:name="Chart 1" svg:x="0.63542in" svg:y="0.13542in" svg:width="5in" svg:height="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6">
            <text:p>Private (individuals &amp; organisations)</text:p>
          </table:table-cell>
          <table:table-cell office:value-type="float" office:value="8039045" table:style-name="ce10">
            <text:p>8039045</text:p>
          </table:table-cell>
          <table:table-cell office:value-type="float" office:value="8.0390449999999998" table:formula="msoxl:=C16/1000000" table:style-name="ce13">
            <text:p><text:s/>8.0<text:s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7">
            <text:p>Japan</text:p>
          </table:table-cell>
          <table:table-cell office:value-type="float" office:value="4541346" table:style-name="ce28">
            <text:p>4541346</text:p>
          </table:table-cell>
          <table:table-cell office:value-type="float" office:value="4.5413459999999999" table:formula="msoxl:=C17/1000000" table:style-name="ce14">
            <text:p><text:s/>4.5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weden</text:p>
          </table:table-cell>
          <table:table-cell office:value-type="float" office:value="4173938" table:style-name="ce10">
            <text:p>4173938</text:p>
          </table:table-cell>
          <table:table-cell office:value-type="float" office:value="4.1739379999999997" table:formula="msoxl:=C18/1000000" table:style-name="ce13">
            <text:p><text:s/>4.2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Ireland</text:p>
          </table:table-cell>
          <table:table-cell office:value-type="float" office:value="2726983" table:style-name="ce10">
            <text:p>2726983</text:p>
          </table:table-cell>
          <table:table-cell office:value-type="float" office:value="2.7269830000000002" table:formula="msoxl:=C19/1000000" table:style-name="ce13">
            <text:p><text:s/>2.7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One UN Fund, EFW</text:p>
          </table:table-cell>
          <table:table-cell office:value-type="float" office:value="2141000" table:style-name="ce10">
            <text:p>2141000</text:p>
          </table:table-cell>
          <table:table-cell office:value-type="float" office:value="2.141" table:formula="msoxl:=C20/1000000" table:style-name="ce13">
            <text:p><text:s/>2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Denmark</text:p>
          </table:table-cell>
          <table:table-cell office:value-type="float" office:value="2088053" table:style-name="ce10">
            <text:p>2088053</text:p>
          </table:table-cell>
          <table:table-cell office:value-type="float" office:value="2.0880529999999999" table:formula="msoxl:=C21/1000000" table:style-name="ce13">
            <text:p><text:s/>2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World Bank</text:p>
          </table:table-cell>
          <table:table-cell office:value-type="float" office:value="1175000" table:style-name="ce10">
            <text:p>1175000</text:p>
          </table:table-cell>
          <table:table-cell office:value-type="float" office:value="1.175" table:formula="msoxl:=C22/1000000" table:style-name="ce13">
            <text:p><text:s/>1.2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tart Fund</text:p>
          </table:table-cell>
          <table:table-cell office:value-type="float" office:value="1068478" table:style-name="ce10">
            <text:p>1068478</text:p>
          </table:table-cell>
          <table:table-cell office:value-type="float" office:value="1.068478" table:formula="msoxl:=C23/1000000" table:style-name="ce13">
            <text:p><text:s/>1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United Arab Emirates</text:p>
          </table:table-cell>
          <table:table-cell office:value-type="float" office:value="1000000" table:style-name="ce10">
            <text:p>1000000</text:p>
          </table:table-cell>
          <table:table-cell office:value-type="float" office:value="1" table:formula="msoxl:=C24/1000000" table:style-name="ce13">
            <text:p><text:s/>1.0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Belgium</text:p>
          </table:table-cell>
          <table:table-cell office:value-type="float" office:value="604836" table:style-name="ce10">
            <text:p>604836</text:p>
          </table:table-cell>
          <table:table-cell office:value-type="float" office:value="0.60483600000000004" table:formula="msoxl:=C25/1000000" table:style-name="ce13">
            <text:p><text:s/>0.6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Netherlands</text:p>
          </table:table-cell>
          <table:table-cell office:value-type="float" office:value="567000" table:style-name="ce10">
            <text:p>567000</text:p>
          </table:table-cell>
          <table:table-cell office:value-type="float" office:value="0.56699999999999995" table:formula="msoxl:=C26/1000000" table:style-name="ce13">
            <text:p><text:s/>0.6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pain</text:p>
          </table:table-cell>
          <table:table-cell office:value-type="float" office:value="566893" table:style-name="ce10">
            <text:p>566893</text:p>
          </table:table-cell>
          <table:table-cell office:value-type="float" office:value="0.56689299999999998" table:formula="msoxl:=C27/1000000" table:style-name="ce13">
            <text:p><text:s/>0.6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Bill and Melinda Gates Foundation</text:p>
          </table:table-cell>
          <table:table-cell office:value-type="float" office:value="550000" table:style-name="ce10">
            <text:p>550000</text:p>
          </table:table-cell>
          <table:table-cell office:value-type="float" office:value="0.55000000000000004" table:formula="msoxl:=C28/1000000" table:style-name="ce13">
            <text:p><text:s/>0.6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witzerland</text:p>
          </table:table-cell>
          <table:table-cell office:value-type="float" office:value="537634" table:style-name="ce10">
            <text:p>537634</text:p>
          </table:table-cell>
          <table:table-cell office:value-type="float" office:value="0.53763399999999995" table:formula="msoxl:=C29/1000000" table:style-name="ce13">
            <text:p><text:s/>0.5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Allocation of unearmarked funds by UNDP</text:p>
          </table:table-cell>
          <table:table-cell office:value-type="float" office:value="527688" table:style-name="ce10">
            <text:p>527688</text:p>
          </table:table-cell>
          <table:table-cell office:value-type="float" office:value="0.52768800000000005" table:formula="msoxl:=C30/1000000" table:style-name="ce13">
            <text:p><text:s/>0.5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UNICEF National Committee/Switzerland</text:p>
          </table:table-cell>
          <table:table-cell office:value-type="float" office:value="515464" table:style-name="ce10">
            <text:p>515464</text:p>
          </table:table-cell>
          <table:table-cell office:value-type="float" office:value="0.51546400000000003" table:formula="msoxl:=C31/1000000" table:style-name="ce13">
            <text:p><text:s/>0.5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Allocation of unearmarked funds by FAO</text:p>
          </table:table-cell>
          <table:table-cell office:value-type="float" office:value="500000" table:style-name="ce10">
            <text:p>500000</text:p>
          </table:table-cell>
          <table:table-cell office:value-type="float" office:value="0.5" table:formula="msoxl:=C32/1000000" table:style-name="ce13">
            <text:p><text:s/>0.5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UNICEF National Committee/United Kingdom</text:p>
          </table:table-cell>
          <table:table-cell office:value-type="float" office:value="291230" table:style-name="ce10">
            <text:p>291230</text:p>
          </table:table-cell>
          <table:table-cell office:value-type="float" office:value="0.29122999999999999" table:formula="msoxl:=C33/1000000" table:style-name="ce13">
            <text:p><text:s/>0.3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Italy</text:p>
          </table:table-cell>
          <table:table-cell office:value-type="float" office:value="282554" table:style-name="ce10">
            <text:p>282554</text:p>
          </table:table-cell>
          <table:table-cell office:value-type="float" office:value="0.28255400000000003" table:formula="msoxl:=C34/1000000" table:style-name="ce13">
            <text:p><text:s/>0.3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American Red Cross</text:p>
          </table:table-cell>
          <table:table-cell office:value-type="float" office:value="250000" table:style-name="ce10">
            <text:p>250000</text:p>
          </table:table-cell>
          <table:table-cell office:value-type="float" office:value="0.25" table:formula="msoxl:=C35/1000000" table:style-name="ce13">
            <text:p><text:s/>0.3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UNICEF National Committee/Germany</text:p>
          </table:table-cell>
          <table:table-cell office:value-type="float" office:value="226757" table:style-name="ce10">
            <text:p>226757</text:p>
          </table:table-cell>
          <table:table-cell office:value-type="float" office:value="0.22675699999999999" table:formula="msoxl:=C36/1000000" table:style-name="ce13">
            <text:p><text:s/>0.2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Finland</text:p>
          </table:table-cell>
          <table:table-cell office:value-type="float" office:value="226379" table:style-name="ce10">
            <text:p>226379</text:p>
          </table:table-cell>
          <table:table-cell office:value-type="float" office:value="0.226379" table:formula="msoxl:=C37/1000000" table:style-name="ce13">
            <text:p><text:s/>0.2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UNICEF National Committee/Japan</text:p>
          </table:table-cell>
          <table:table-cell office:value-type="float" office:value="148429" table:style-name="ce10">
            <text:p>148429</text:p>
          </table:table-cell>
          <table:table-cell office:value-type="float" office:value="0.14842900000000001" table:formula="msoxl:=C38/1000000" table:style-name="ce13">
            <text:p><text:s/>0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Luxembourg</text:p>
          </table:table-cell>
          <table:table-cell office:value-type="float" office:value="105015" table:style-name="ce10">
            <text:p>105015</text:p>
          </table:table-cell>
          <table:table-cell office:value-type="float" office:value="0.105015" table:formula="msoxl:=C39/1000000" table:style-name="ce13">
            <text:p><text:s/>0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Iceland</text:p>
          </table:table-cell>
          <table:table-cell office:value-type="float" office:value="75000" table:style-name="ce10">
            <text:p>75000</text:p>
          </table:table-cell>
          <table:table-cell office:value-type="float" office:value="7.4999999999999997E-2" table:formula="msoxl:=C40/1000000" table:style-name="ce13">
            <text:p><text:s/>0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Czech Republic</text:p>
          </table:table-cell>
          <table:table-cell office:value-type="float" office:value="61125" table:style-name="ce10">
            <text:p>61125</text:p>
          </table:table-cell>
          <table:table-cell office:value-type="float" office:value="6.1124999999999999E-2" table:formula="msoxl:=C41/1000000" table:style-name="ce13">
            <text:p><text:s/>0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Allocation of unearmarked funds by OCHA</text:p>
          </table:table-cell>
          <table:table-cell office:value-type="float" office:value="50000" table:style-name="ce10">
            <text:p>50000</text:p>
          </table:table-cell>
          <table:table-cell office:value-type="float" office:value="0.05" table:formula="msoxl:=C42/1000000" table:style-name="ce13">
            <text:p><text:s/>0.1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US Fund for UNICEF</text:p>
          </table:table-cell>
          <table:table-cell office:value-type="float" office:value="47500" table:style-name="ce10">
            <text:p>47500</text:p>
          </table:table-cell>
          <table:table-cell office:value-type="float" office:value="4.7500000000000001E-2" table:formula="msoxl:=C43/1000000" table:style-name="ce13">
            <text:p><text:s/>0.0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Lithuania</text:p>
          </table:table-cell>
          <table:table-cell office:value-type="float" office:value="11223" table:style-name="ce10">
            <text:p>11223</text:p>
          </table:table-cell>
          <table:table-cell office:value-type="float" office:value="1.1223E-2" table:formula="msoxl:=C44/1000000" table:style-name="ce13">
            <text:p><text:s/>0.0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Monaco</text:p>
          </table:table-cell>
          <table:table-cell office:value-type="float" office:value="11062" table:style-name="ce10">
            <text:p>11062</text:p>
          </table:table-cell>
          <table:table-cell office:value-type="float" office:value="1.1062000000000001E-2" table:formula="msoxl:=C45/1000000" table:style-name="ce13">
            <text:p><text:s/>0.0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">
            <text:p>Saudi Arabia (Kingdom of)</text:p>
          </table:table-cell>
          <table:table-cell office:value-type="float" office:value="10000" table:style-name="ce10">
            <text:p>10000</text:p>
          </table:table-cell>
          <table:table-cell office:value-type="float" office:value="0.01" table:formula="msoxl:=C46/1000000" table:style-name="ce13">
            <text:p><text:s/>0.0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4">
            <text:p>Grand Total</text:p>
          </table:table-cell>
          <table:table-cell office:value-type="float" office:value="231168083" table:style-name="ce11">
            <text:p>231168083</text:p>
          </table:table-cell>
          <table:table-cell office:value-type="float" office:value="231.168083" table:formula="msoxl:=C47/1000000" table:style-name="ce15">
            <text:p><text:s/>231.2<text:s/></text:p>
          </table:table-cell>
          <table:table-cell table:number-columns-repeated="16380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61P0">
      <number:text> </number:text>
      <number:number number:decimal-places="1" number:min-integer-digits="1" number:grouping="true"/>
      <number:text> </number:text>
    </number:number-style>
    <number:number-style style:name="N61P1">
      <number:text>-</number:text>
      <number:number number:decimal-places="1" number:min-integer-digits="1" number:grouping="true"/>
      <number:text> </number:text>
    </number:number-style>
    <number:number-style style:name="N6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3">
      <number:number number: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BE5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DD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AF1DD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5E0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B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9B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7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6DD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:</meta:initial-creator>
    <dc:creator>simonm</dc:creator>
    <meta:creation-date>2006-11-14T14:07:21Z</meta:creation-date>
    <dc:date>2016-04-12T14:07:51Z</dc:date>
    <meta:print-date>2006-11-14T15:10:0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a6a6a6" draw:opacity="100%" draw:stroke="none"/>
    </style:style>
    <style:style style:family="chart" style:name="G0S0P4">
      <style:graphic-properties draw:fill="solid" draw:fill-color="#558ed5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558e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1.$B$5:.$B$11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_1.$D$5:.$D$11" chart:class="chart:bar" chart:attached-axis="primary-y" chart:style-name="G0S0">
            <chart:data-point chart:repeated="2"/>
            <chart:data-point chart:style-name="G0S0P2"/>
            <chart:data-point/>
            <chart:data-point chart:style-name="G0S0P4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2.$B$6:.$B$10"/>
          </chart:axis>
          <chart:axis chart:dimension="y"/>
          <chart:series chart:values-cell-range-address="Fig_2.$D$6:.$D$1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plot-area chart:style-name="Plt0">
          <chart:axis chart:dimension="x">
            <chart:categories table:cell-range-address="Fig_3.$B$6:.$B$8"/>
          </chart:axis>
          <chart:axis chart:dimension="y"/>
          <chart:series chart:values-cell-range-address="Fig_3.$D$6:.$D$8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4.$B$5:.$B$9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_4.$D$5:.$D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5.$H$11:.$L$11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_5.$H$12:.$L$12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x" chart:name="primary-x" chart:style-name="Axs0">
            <chart:categories table:cell-range-address="Fig_6.$F$4:.$F$13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values-cell-range-address="Fig_6.$H$4:.$H$13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